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A8A000005A7E2BE0DC7EE287026.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ela1" style:family="table">
      <style:table-properties style:width="17cm" table:align="left"/>
    </style:style>
    <style:style style:name="Tabela1.A" style:family="table-column">
      <style:table-column-properties style:column-width="12.044cm"/>
    </style:style>
    <style:style style:name="Tabela1.B" style:family="table-column">
      <style:table-column-properties style:column-width="2.438cm"/>
    </style:style>
    <style:style style:name="Tabela1.C" style:family="table-column">
      <style:table-column-properties style:column-width="2.519cm"/>
    </style:style>
    <style:style style:name="Tabela1.A1" style:family="table-cell">
      <style:table-cell-properties style:vertical-align="middle" fo:padding="0.049cm" fo:border="none"/>
    </style:style>
    <style:style style:name="Tabela2" style:family="table">
      <style:table-properties style:width="10.026cm" table:align="left"/>
    </style:style>
    <style:style style:name="Tabela2.A" style:family="table-column">
      <style:table-column-properties style:column-width="1.812cm"/>
    </style:style>
    <style:style style:name="Tabela2.B" style:family="table-column">
      <style:table-column-properties style:column-width="8.214cm"/>
    </style:style>
    <style:style style:name="Tabela2.A1" style:family="table-cell">
      <style:table-cell-properties style:vertical-align="middle" fo:padding="0.049cm" fo:border="none"/>
    </style:style>
    <style:style style:name="Tabela3" style:family="table">
      <style:table-properties style:width="14.474cm" table:align="left"/>
    </style:style>
    <style:style style:name="Tabela3.A" style:family="table-column">
      <style:table-column-properties style:column-width="1.882cm"/>
    </style:style>
    <style:style style:name="Tabela3.B" style:family="table-column">
      <style:table-column-properties style:column-width="12.592cm"/>
    </style:style>
    <style:style style:name="Tabela3.A1" style:family="table-cell">
      <style:table-cell-properties style:vertical-align="middle" fo:padding="0.049cm" fo:border="none"/>
    </style:style>
    <style:style style:name="Tabela4" style:family="table">
      <style:table-properties style:width="3.609cm" table:align="left"/>
    </style:style>
    <style:style style:name="Tabela4.A" style:family="table-column">
      <style:table-column-properties style:column-width="1.131cm"/>
    </style:style>
    <style:style style:name="Tabela4.B" style:family="table-column">
      <style:table-column-properties style:column-width="2.478cm"/>
    </style:style>
    <style:style style:name="Tabela4.A1" style:family="table-cell">
      <style:table-cell-properties style:vertical-align="middle" fo:padding="0.049cm" fo:border="none"/>
    </style:style>
    <style:style style:name="Tabela5" style:family="table">
      <style:table-properties style:width="7.805cm" table:align="left"/>
    </style:style>
    <style:style style:name="Tabela5.A" style:family="table-column">
      <style:table-column-properties style:column-width="2.328cm"/>
    </style:style>
    <style:style style:name="Tabela5.B" style:family="table-column">
      <style:table-column-properties style:column-width="5.477cm"/>
    </style:style>
    <style:style style:name="Tabela5.A1" style:family="table-cell">
      <style:table-cell-properties style:vertical-align="middle" fo:padding="0.049cm" fo:border="none"/>
    </style:style>
    <style:style style:name="P1" style:family="paragraph" style:parent-style-name="Standard">
      <style:text-properties officeooo:paragraph-rsid="0010a96d"/>
    </style:style>
    <style:style style:name="P2" style:family="paragraph" style:parent-style-name="Table_20_Contents">
      <style:text-properties fo:font-style="italic"/>
    </style:style>
    <style:style style:name="P3" style:family="paragraph" style:parent-style-name="Table_20_Heading">
      <style:text-properties fo:font-size="2pt" style:font-size-asian="2pt" style:font-size-complex="2pt"/>
    </style:style>
    <style:style style:name="P4" style:family="paragraph" style:parent-style-name="Text_20_body" style:list-style-name="L1"/>
    <style:style style:name="P5" style:family="paragraph" style:parent-style-name="Text_20_body" style:list-style-name="L2"/>
    <style:style style:name="P6" style:family="paragraph" style:parent-style-name="Text_20_body" style:list-style-name="L3"/>
    <style:style style:name="P7" style:family="paragraph" style:parent-style-name="Text_20_body" style:list-style-name="L4"/>
    <style:style style:name="P8" style:family="paragraph" style:parent-style-name="Text_20_body" style:list-style-name="L5"/>
    <style:style style:name="P9" style:family="paragraph" style:parent-style-name="Text_20_body" style:list-style-name="L6"/>
    <style:style style:name="P10" style:family="paragraph" style:parent-style-name="Text_20_body" style:list-style-name="L7"/>
    <style:style style:name="P11" style:family="paragraph" style:parent-style-name="Text_20_body" style:list-style-name="L8"/>
    <style:style style:name="P12" style:family="paragraph" style:parent-style-name="Text_20_body" style:list-style-name="L9"/>
    <style:style style:name="P13" style:family="paragraph" style:parent-style-name="Text_20_body" style:list-style-name="L10"/>
    <style:style style:name="P14" style:family="paragraph" style:parent-style-name="Text_20_body" style:list-style-name="L11"/>
    <style:style style:name="P15" style:family="paragraph" style:parent-style-name="Text_20_body" style:list-style-name="L18"/>
    <style:style style:name="P16" style:family="paragraph" style:parent-style-name="Text_20_body" style:list-style-name="L19"/>
    <style:style style:name="P17" style:family="paragraph" style:parent-style-name="Text_20_body" style:list-style-name="L20"/>
    <style:style style:name="P18" style:family="paragraph" style:parent-style-name="Text_20_body" style:list-style-name="L28"/>
    <style:style style:name="P19" style:family="paragraph" style:parent-style-name="Text_20_body" style:list-style-name="L29"/>
    <style:style style:name="P20" style:family="paragraph" style:parent-style-name="Text_20_body" style:list-style-name="L30"/>
    <style:style style:name="P21" style:family="paragraph" style:parent-style-name="Text_20_body">
      <style:paragraph-properties fo:margin-top="0cm" fo:margin-bottom="0cm" loext:contextual-spacing="false"/>
    </style:style>
    <style:style style:name="P22" style:family="paragraph" style:parent-style-name="Text_20_body" style:list-style-name="L1">
      <style:paragraph-properties fo:margin-top="0cm" fo:margin-bottom="0cm" loext:contextual-spacing="false"/>
    </style:style>
    <style:style style:name="P23" style:family="paragraph" style:parent-style-name="Text_20_body" style:list-style-name="L2">
      <style:paragraph-properties fo:margin-top="0cm" fo:margin-bottom="0cm" loext:contextual-spacing="false"/>
    </style:style>
    <style:style style:name="P24" style:family="paragraph" style:parent-style-name="Text_20_body" style:list-style-name="L3">
      <style:paragraph-properties fo:margin-top="0cm" fo:margin-bottom="0cm" loext:contextual-spacing="false"/>
    </style:style>
    <style:style style:name="P25" style:family="paragraph" style:parent-style-name="Text_20_body" style:list-style-name="L4">
      <style:paragraph-properties fo:margin-top="0cm" fo:margin-bottom="0cm" loext:contextual-spacing="false"/>
    </style:style>
    <style:style style:name="P26" style:family="paragraph" style:parent-style-name="Text_20_body" style:list-style-name="L5">
      <style:paragraph-properties fo:margin-top="0cm" fo:margin-bottom="0cm" loext:contextual-spacing="false"/>
    </style:style>
    <style:style style:name="P27" style:family="paragraph" style:parent-style-name="Text_20_body" style:list-style-name="L6">
      <style:paragraph-properties fo:margin-top="0cm" fo:margin-bottom="0cm" loext:contextual-spacing="false"/>
    </style:style>
    <style:style style:name="P28" style:family="paragraph" style:parent-style-name="Text_20_body" style:list-style-name="L7">
      <style:paragraph-properties fo:margin-top="0cm" fo:margin-bottom="0cm" loext:contextual-spacing="false"/>
    </style:style>
    <style:style style:name="P29" style:family="paragraph" style:parent-style-name="Text_20_body" style:list-style-name="L8">
      <style:paragraph-properties fo:margin-top="0cm" fo:margin-bottom="0cm" loext:contextual-spacing="false"/>
    </style:style>
    <style:style style:name="P30" style:family="paragraph" style:parent-style-name="Text_20_body" style:list-style-name="L9">
      <style:paragraph-properties fo:margin-top="0cm" fo:margin-bottom="0cm" loext:contextual-spacing="false"/>
    </style:style>
    <style:style style:name="P31" style:family="paragraph" style:parent-style-name="Text_20_body" style:list-style-name="L10">
      <style:paragraph-properties fo:margin-top="0cm" fo:margin-bottom="0cm" loext:contextual-spacing="false"/>
    </style:style>
    <style:style style:name="P32" style:family="paragraph" style:parent-style-name="Text_20_body" style:list-style-name="L11">
      <style:paragraph-properties fo:margin-top="0cm" fo:margin-bottom="0cm" loext:contextual-spacing="false"/>
    </style:style>
    <style:style style:name="P33" style:family="paragraph" style:parent-style-name="Text_20_body" style:list-style-name="L12">
      <style:paragraph-properties fo:margin-top="0cm" fo:margin-bottom="0cm" loext:contextual-spacing="false"/>
    </style:style>
    <style:style style:name="P34" style:family="paragraph" style:parent-style-name="Text_20_body" style:list-style-name="L13">
      <style:paragraph-properties fo:margin-top="0cm" fo:margin-bottom="0cm" loext:contextual-spacing="false"/>
    </style:style>
    <style:style style:name="P35" style:family="paragraph" style:parent-style-name="Text_20_body" style:list-style-name="L14">
      <style:paragraph-properties fo:margin-top="0cm" fo:margin-bottom="0cm" loext:contextual-spacing="false"/>
    </style:style>
    <style:style style:name="P36" style:family="paragraph" style:parent-style-name="Text_20_body" style:list-style-name="L15">
      <style:paragraph-properties fo:margin-top="0cm" fo:margin-bottom="0cm" loext:contextual-spacing="false"/>
    </style:style>
    <style:style style:name="P37" style:family="paragraph" style:parent-style-name="Text_20_body" style:list-style-name="L16">
      <style:paragraph-properties fo:margin-top="0cm" fo:margin-bottom="0cm" loext:contextual-spacing="false"/>
    </style:style>
    <style:style style:name="P38" style:family="paragraph" style:parent-style-name="Text_20_body" style:list-style-name="L17">
      <style:paragraph-properties fo:margin-top="0cm" fo:margin-bottom="0cm" loext:contextual-spacing="false"/>
    </style:style>
    <style:style style:name="P39" style:family="paragraph" style:parent-style-name="Text_20_body" style:list-style-name="L19">
      <style:paragraph-properties fo:margin-top="0cm" fo:margin-bottom="0cm" loext:contextual-spacing="false"/>
    </style:style>
    <style:style style:name="P40" style:family="paragraph" style:parent-style-name="Text_20_body" style:list-style-name="L20">
      <style:paragraph-properties fo:margin-top="0cm" fo:margin-bottom="0cm" loext:contextual-spacing="false"/>
    </style:style>
    <style:style style:name="P41" style:family="paragraph" style:parent-style-name="Text_20_body" style:list-style-name="L21">
      <style:paragraph-properties fo:margin-top="0cm" fo:margin-bottom="0cm" loext:contextual-spacing="false"/>
    </style:style>
    <style:style style:name="P42" style:family="paragraph" style:parent-style-name="Text_20_body" style:list-style-name="L22">
      <style:paragraph-properties fo:margin-top="0cm" fo:margin-bottom="0cm" loext:contextual-spacing="false"/>
    </style:style>
    <style:style style:name="P43" style:family="paragraph" style:parent-style-name="Text_20_body" style:list-style-name="L23">
      <style:paragraph-properties fo:margin-top="0cm" fo:margin-bottom="0cm" loext:contextual-spacing="false"/>
    </style:style>
    <style:style style:name="P44" style:family="paragraph" style:parent-style-name="Text_20_body" style:list-style-name="L24">
      <style:paragraph-properties fo:margin-top="0cm" fo:margin-bottom="0cm" loext:contextual-spacing="false"/>
    </style:style>
    <style:style style:name="P45" style:family="paragraph" style:parent-style-name="Text_20_body" style:list-style-name="L25">
      <style:paragraph-properties fo:margin-top="0cm" fo:margin-bottom="0cm" loext:contextual-spacing="false"/>
    </style:style>
    <style:style style:name="P46" style:family="paragraph" style:parent-style-name="Text_20_body" style:list-style-name="L26">
      <style:paragraph-properties fo:margin-top="0cm" fo:margin-bottom="0cm" loext:contextual-spacing="false"/>
    </style:style>
    <style:style style:name="P47" style:family="paragraph" style:parent-style-name="Text_20_body" style:list-style-name="L27">
      <style:paragraph-properties fo:margin-top="0cm" fo:margin-bottom="0cm" loext:contextual-spacing="false"/>
    </style:style>
    <style:style style:name="P48" style:family="paragraph" style:parent-style-name="Text_20_body" style:list-style-name="L29">
      <style:paragraph-properties fo:margin-top="0cm" fo:margin-bottom="0cm" loext:contextual-spacing="false"/>
    </style:style>
    <style:style style:name="P49" style:family="paragraph" style:parent-style-name="Text_20_body" style:list-style-name="L30">
      <style:paragraph-properties fo:margin-top="0cm" fo:margin-bottom="0cm" loext:contextual-spacing="false"/>
    </style:style>
    <style:style style:name="P50" style:family="paragraph" style:parent-style-name="Text_20_body">
      <style:paragraph-properties fo:margin-left="0cm" fo:margin-right="0.212cm" fo:text-indent="0cm" style:auto-text-indent="false"/>
    </style:style>
    <style:style style:name="P51" style:family="paragraph" style:parent-style-name="Text_20_body">
      <style:paragraph-properties fo:margin-left="0cm" fo:margin-right="0.212cm" fo:margin-top="0cm" fo:margin-bottom="0cm" loext:contextual-spacing="false" fo:text-indent="0cm" style:auto-text-indent="false"/>
    </style:style>
    <style:style style:name="P52" style:family="paragraph" style:parent-style-name="Text_20_body">
      <style:paragraph-properties fo:margin-left="0cm" fo:margin-right="0.661cm" fo:margin-top="0cm" fo:margin-bottom="0cm" loext:contextual-spacing="false" fo:text-indent="0cm" style:auto-text-indent="false"/>
    </style:style>
    <style:style style:name="T1" style:family="text">
      <style:text-properties fo:font-style="italic"/>
    </style:style>
    <style:style style:name="T2" style:family="text">
      <style:text-properties style:text-underline-style="solid" style:text-underline-width="auto" style:text-underline-color="font-color"/>
    </style:style>
    <style:style style:name="T3" style:family="text">
      <style:text-properties fo:font-weight="bold"/>
    </style:style>
    <style:style style:name="T4" style:family="text">
      <style:text-properties officeooo:rsid="0010a96d"/>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8">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8">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4">cipi.sh</text:span></text:p>
      <text:p text:style-name="P1"/>
      <text:p text:style-name="P1">https://cipi.sh/docs/</text:p>
      <text:p text:style-name="Standard"/>
      <text:h text:style-name="Heading_20_1" text:outline-level="1">Getting Started Last updated: 2020-05-13</text:h>
      <text:p text:style-name="Text_20_body">Cipi is a Laravel based cloud server control panel that supports Digital Ocean, AWS, Vultr, Google Cloud, Linode, Azure and other VPS. It comes with nginx, Mysql, multi PHP-FPM versions, multi users, Supervisor, Composer, npm, free Let's Encrypt certificates, Git deployment, backups, postfix, phpmyadmin, fail2ban, Redis, API, data migration and with a simple graphical interface useful to manage Laravel, Codeigniter, Symphony, WordPress or other PHP applications. With Cipi you don’t need to be a Sys Admin to deploy and manage websites and PHP applications powered by cloud VPS.</text:p>
      <text:h text:style-name="Heading_20_2" text:outline-level="2">Features</text:h>
      <text:list xml:id="list1832534517" text:style-name="L1">
        <text:list-item>
          <text:p text:style-name="P22">Easy install: setup one or more servers with a click in less than ten minutes without be a Linux expert. </text:p>
        </text:list-item>
        <text:list-item>
          <text:p text:style-name="P22">Server Management: manage one or more servers in as easy as a few clicks without be a LEMP Guru. </text:p>
        </text:list-item>
        <text:list-item>
          <text:p text:style-name="P22">Perfect stack for PHP devs: Cipi comes with nginx, PHP, MySql, Composer, npm, Redis and Supervisor. </text:p>
        </text:list-item>
        <text:list-item>
          <text:p text:style-name="P22">Multi-PHP: Run simultaneous PHP versions at your ease &amp; convenience. </text:p>
        </text:list-item>
        <text:list-item>
          <text:p text:style-name="P22">Secure: no unsed open ports, unprivileged PHP, isolated system users and filesystem, only SFTP (no insecure FTP), http/2, Free SSL certificates everywhere. </text:p>
        </text:list-item>
        <text:list-item>
          <text:p text:style-name="P22">Always update: Cipi takes care about your business and automatically keeps your server's software up to date so you always have the latest security patches. </text:p>
        </text:list-item>
        <text:list-item>
          <text:p text:style-name="P22">Real-time servers stats: Keep an eye on everything through an awesome dashboard. </text:p>
        </text:list-item>
        <text:list-item>
          <text:p text:style-name="P4">Always up to date: Cipi installs last versions of LTS dists and supports Ubuntu 20.04 LTS. </text:p>
        </text:list-item>
      </text:list>
      <text:h text:style-name="Heading_20_5" text:outline-level="5">Cipi Stack</text:h>
      <table:table table:name="Tabela1" table:style-name="Tabela1">
        <table:table-column table:style-name="Tabela1.A"/>
        <table:table-column table:style-name="Tabela1.B"/>
        <table:table-column table:style-name="Tabela1.C"/>
        <table:table-header-rows>
          <table:table-row>
            <table:table-cell table:style-name="Tabela1.A1" office:value-type="string">
              <text:p text:style-name="P3"/>
            </table:table-cell>
            <table:table-cell table:style-name="Tabela1.A1" office:value-type="string">
              <text:p text:style-name="Table_20_Heading">Ubuntu 18.04 LTS</text:p>
            </table:table-cell>
            <table:table-cell table:style-name="Tabela1.A1" office:value-type="string">
              <text:p text:style-name="Table_20_Heading">Ubuntu 20.04 LTS</text:p>
            </table:table-cell>
          </table:table-row>
        </table:table-header-rows>
        <table:table-row>
          <table:table-cell table:style-name="Tabela1.A1" office:value-type="string">
            <text:p text:style-name="Table_20_Heading">nginx</text:p>
          </table:table-cell>
          <table:table-cell table:style-name="Tabela1.A1" office:value-type="string">
            <text:p text:style-name="Table_20_Contents">1.14</text:p>
          </table:table-cell>
          <table:table-cell table:style-name="Tabela1.A1" office:value-type="string">
            <text:p text:style-name="Table_20_Contents">1.17</text:p>
          </table:table-cell>
        </table:table-row>
        <table:table-row>
          <table:table-cell table:style-name="Tabela1.A1" office:value-type="string">
            <text:p text:style-name="Table_20_Heading">MySql</text:p>
          </table:table-cell>
          <table:table-cell table:style-name="Tabela1.A1" office:value-type="string">
            <text:p text:style-name="Table_20_Contents">5.7</text:p>
          </table:table-cell>
          <table:table-cell table:style-name="Tabela1.A1" office:value-type="string">
            <text:p text:style-name="Table_20_Contents">8</text:p>
          </table:table-cell>
        </table:table-row>
        <table:table-row>
          <table:table-cell table:style-name="Tabela1.A1" office:value-type="string">
            <text:p text:style-name="Table_20_Heading">node.js</text:p>
          </table:table-cell>
          <table:table-cell table:style-name="Tabela1.A1" office:value-type="string">
            <text:p text:style-name="Table_20_Contents">12</text:p>
          </table:table-cell>
          <table:table-cell table:style-name="Tabela1.A1" office:value-type="string">
            <text:p text:style-name="Table_20_Contents">14</text:p>
          </table:table-cell>
        </table:table-row>
        <table:table-row>
          <table:table-cell table:style-name="Tabela1.A1" office:value-type="string">
            <text:p text:style-name="Table_20_Heading">npm</text:p>
          </table:table-cell>
          <table:table-cell table:style-name="Tabela1.A1" office:value-type="string">
            <text:p text:style-name="Table_20_Contents">6</text:p>
          </table:table-cell>
          <table:table-cell table:style-name="Tabela1.A1" office:value-type="string">
            <text:p text:style-name="Table_20_Contents">6</text:p>
          </table:table-cell>
        </table:table-row>
        <table:table-row>
          <table:table-cell table:style-name="Tabela1.A1" office:value-type="string">
            <text:p text:style-name="Table_20_Heading">PHP-FPM</text:p>
          </table:table-cell>
          <table:table-cell table:style-name="Tabela1.A1" office:value-type="string">
            <text:p text:style-name="Table_20_Contents">7.2 / 7.3 / 7.4</text:p>
          </table:table-cell>
          <table:table-cell table:style-name="Tabela1.A1" office:value-type="string">
            <text:p text:style-name="Table_20_Contents">7.2 / 7.3 / 7.4</text:p>
          </table:table-cell>
        </table:table-row>
        <table:table-row>
          <table:table-cell table:style-name="Tabela1.A1" office:value-type="string">
            <text:p text:style-name="Table_20_Heading">PHP CLI</text:p>
          </table:table-cell>
          <table:table-cell table:style-name="Tabela1.A1" office:value-type="string">
            <text:p text:style-name="Table_20_Contents">7.4</text:p>
          </table:table-cell>
          <table:table-cell table:style-name="Tabela1.A1" office:value-type="string">
            <text:p text:style-name="Table_20_Contents">7.4</text:p>
          </table:table-cell>
        </table:table-row>
        <table:table-row>
          <table:table-cell table:style-name="Tabela1.A1" office:value-type="string">
            <text:p text:style-name="Table_20_Heading">PHP .ini custom configutation<text:line-break/>max_filesize / execution_time</text:p>
          </table:table-cell>
          <table:table-cell table:style-name="Tabela1.A1" office:value-type="string">
            <text:p text:style-name="Table_20_Contents">256MB / 180</text:p>
          </table:table-cell>
          <table:table-cell table:style-name="Tabela1.A1" office:value-type="string">
            <text:p text:style-name="Table_20_Contents">256MB / 180</text:p>
          </table:table-cell>
        </table:table-row>
        <table:table-row>
          <table:table-cell table:style-name="Tabela1.A1" office:value-type="string">
            <text:p text:style-name="Table_20_Heading">PHP-FPM pool (for each application)<text:line-break/>pm.max_children / pm.max_requests</text:p>
          </table:table-cell>
          <table:table-cell table:style-name="Tabela1.A1" office:value-type="string">
            <text:p text:style-name="Table_20_Contents">50 / 500</text:p>
          </table:table-cell>
          <table:table-cell table:style-name="Tabela1.A1" office:value-type="string">
            <text:p text:style-name="Table_20_Contents">50 / 500</text:p>
          </table:table-cell>
        </table:table-row>
        <table:table-row>
          <table:table-cell table:style-name="Tabela1.A1" office:value-type="string">
            <text:p text:style-name="Table_20_Heading">OPCache, PDO, BCMath, Ctype, Fileinfo, JSON, Mbstring, OpenSSL, Tokenizer, XML, PHP Redis, ImageMagick, Zip, Common</text:p>
          </table:table-cell>
          <table:table-cell table:style-name="Tabela1.A1" office:value-type="string">
            <text:p text:style-name="Table_20_Contents">yes</text:p>
          </table:table-cell>
          <table:table-cell table:style-name="Tabela1.A1" office:value-type="string">
            <text:p text:style-name="Table_20_Contents">yes</text:p>
          </table:table-cell>
        </table:table-row>
        <text:soft-page-break/>
        <table:table-row>
          <table:table-cell table:style-name="Tabela1.A1" office:value-type="string">
            <text:p text:style-name="Table_20_Heading">Redis</text:p>
          </table:table-cell>
          <table:table-cell table:style-name="Tabela1.A1" office:value-type="string">
            <text:p text:style-name="Table_20_Contents">yes</text:p>
          </table:table-cell>
          <table:table-cell table:style-name="Tabela1.A1" office:value-type="string">
            <text:p text:style-name="Table_20_Contents">yes</text:p>
          </table:table-cell>
        </table:table-row>
        <table:table-row>
          <table:table-cell table:style-name="Tabela1.A1" office:value-type="string">
            <text:p text:style-name="Table_20_Heading">Composer</text:p>
          </table:table-cell>
          <table:table-cell table:style-name="Tabela1.A1" office:value-type="string">
            <text:p text:style-name="Table_20_Contents">yes</text:p>
          </table:table-cell>
          <table:table-cell table:style-name="Tabela1.A1" office:value-type="string">
            <text:p text:style-name="Table_20_Contents">yes</text:p>
          </table:table-cell>
        </table:table-row>
        <table:table-row>
          <table:table-cell table:style-name="Tabela1.A1" office:value-type="string">
            <text:p text:style-name="Table_20_Heading">Supervisor</text:p>
          </table:table-cell>
          <table:table-cell table:style-name="Tabela1.A1" office:value-type="string">
            <text:p text:style-name="Table_20_Contents">yes</text:p>
          </table:table-cell>
          <table:table-cell table:style-name="Tabela1.A1" office:value-type="string">
            <text:p text:style-name="Table_20_Contents">yes</text:p>
          </table:table-cell>
        </table:table-row>
        <table:table-row>
          <table:table-cell table:style-name="Tabela1.A1" office:value-type="string">
            <text:p text:style-name="Table_20_Heading">Git</text:p>
          </table:table-cell>
          <table:table-cell table:style-name="Tabela1.A1" office:value-type="string">
            <text:p text:style-name="Table_20_Contents">yes</text:p>
          </table:table-cell>
          <table:table-cell table:style-name="Tabela1.A1" office:value-type="string">
            <text:p text:style-name="Table_20_Contents">yes</text:p>
          </table:table-cell>
        </table:table-row>
        <table:table-row>
          <table:table-cell table:style-name="Tabela1.A1" office:value-type="string">
            <text:p text:style-name="Table_20_Heading">Let's Encrypt</text:p>
          </table:table-cell>
          <table:table-cell table:style-name="Tabela1.A1" office:value-type="string">
            <text:p text:style-name="Table_20_Contents">yes</text:p>
          </table:table-cell>
          <table:table-cell table:style-name="Tabela1.A1" office:value-type="string">
            <text:p text:style-name="Table_20_Contents">yes</text:p>
          </table:table-cell>
        </table:table-row>
        <table:table-row>
          <table:table-cell table:style-name="Tabela1.A1" office:value-type="string">
            <text:p text:style-name="Table_20_Heading">http/2 Support</text:p>
          </table:table-cell>
          <table:table-cell table:style-name="Tabela1.A1" office:value-type="string">
            <text:p text:style-name="Table_20_Contents">yes</text:p>
          </table:table-cell>
          <table:table-cell table:style-name="Tabela1.A1" office:value-type="string">
            <text:p text:style-name="Table_20_Contents">yes</text:p>
          </table:table-cell>
        </table:table-row>
        <table:table-row>
          <table:table-cell table:style-name="Tabela1.A1" office:value-type="string">
            <text:p text:style-name="Table_20_Heading">phpmyadmin</text:p>
          </table:table-cell>
          <table:table-cell table:style-name="Tabela1.A1" office:value-type="string">
            <text:p text:style-name="Table_20_Contents">yes</text:p>
          </table:table-cell>
          <table:table-cell table:style-name="Tabela1.A1" office:value-type="string">
            <text:p text:style-name="Table_20_Contents">yes</text:p>
          </table:table-cell>
        </table:table-row>
        <table:table-row>
          <table:table-cell table:style-name="Tabela1.A1" office:value-type="string">
            <text:p text:style-name="Table_20_Heading">fail2ban</text:p>
          </table:table-cell>
          <table:table-cell table:style-name="Tabela1.A1" office:value-type="string">
            <text:p text:style-name="Table_20_Contents">yes</text:p>
          </table:table-cell>
          <table:table-cell table:style-name="Tabela1.A1" office:value-type="string">
            <text:p text:style-name="Table_20_Contents">yes</text:p>
          </table:table-cell>
        </table:table-row>
        <table:table-row>
          <table:table-cell table:style-name="Tabela1.A1" office:value-type="string">
            <text:p text:style-name="Table_20_Heading">SSH/SFTP</text:p>
          </table:table-cell>
          <table:table-cell table:style-name="Tabela1.A1" office:value-type="string">
            <text:p text:style-name="Table_20_Contents">yes</text:p>
          </table:table-cell>
          <table:table-cell table:style-name="Tabela1.A1" office:value-type="string">
            <text:p text:style-name="Table_20_Contents">yes</text:p>
          </table:table-cell>
        </table:table-row>
      </table:table>
      <text:h text:style-name="Heading_20_2" text:outline-level="2">Installation</text:h>
      <text:p text:style-name="Text_20_body">There are two suggested ways to install Cipi: </text:p>
      <text:list xml:id="list1819840858" text:style-name="L2">
        <text:list-item>
          <text:p text:style-name="P23">Via Autoinstall Script as a standalone Control Panel on a VPS </text:p>
        </text:list-item>
        <text:list-item>
          <text:p text:style-name="P5">Via Composer as a simple Laravel project into any shared/not shared hosting </text:p>
        </text:list-item>
      </text:list>
      <text:h text:style-name="Heading_20_5" text:outline-level="5">Via Autoinstall Script (Standalone)</text:h>
      <text:p text:style-name="Text_20_body">The best way to install Cipi is running this autoinstall script on a VPS with Ubuntu 18.04 LTS or 20.04 LTS (fresh installation): </text:p>
      <text:p text:style-name="P21"><text:span text:style-name="Source_20_Text">wget -O - https://cipi.sh/go.sh | bash</text:span> </text:p>
      <text:p text:style-name="P21">At the end of installation process, Cipi will show some password that you have to conserve. </text:p>
      <text:p text:style-name="Text_20_body">Before you can install Cipi, please make sure your server fulfils these requirements: </text:p>
      <text:list xml:id="list3757928098" text:style-name="L3">
        <text:list-item>
          <text:p text:style-name="P24">Ubuntu 18.04 or 20.04 x86_64 LTS (Fresh installation) </text:p>
        </text:list-item>
        <text:list-item>
          <text:p text:style-name="P24">If the server is virtual (VPS), OpenVZ may not be supported (Kernel 2.6) </text:p>
        </text:list-item>
        <text:list-item>
          <text:p text:style-name="P24">Hardware Requirement: More than 1GB of HDD / At least 1 core processor / 512MB minimum RAM / At least 1 public IP Address (NAT VPS is not supported) / External firewall / For VPS providers such as AWS, those providers already include an external firewall for your VPS. Please open port 22, 80 and 443 to install Cipi. </text:p>
        </text:list-item>
        <text:list-item>
          <text:p text:style-name="P24">Installation may take up to about ten minutes which may also depend on your server's internet speed. After the installation is completed, you are ready to use Cipi to manage your servers. </text:p>
        </text:list-item>
        <text:list-item>
          <text:p text:style-name="P6">To correctly manage remote servers Cipi has to be on a public IP address... do not use it in localhost! </text:p>
        </text:list-item>
      </text:list>
      <text:p text:style-name="Text_20_body">AWS by default disables root login. To login as root inside AWS, login as default user and then use command sudo -s. </text:p>
      <text:list xml:id="list4101571363" text:style-name="L4">
        <text:list-item>
          <text:p text:style-name="P25"><text:span text:style-name="Source_20_Text">$ ssh ubuntu@&lt;your server IP address&gt;</text:span> </text:p>
        </text:list-item>
        <text:list-item>
          <text:p text:style-name="P25"><text:span text:style-name="Source_20_Text">$ ubuntu@aws:~$ sudo -s</text:span> </text:p>
        </text:list-item>
        <text:list-item>
          <text:p text:style-name="P7"><text:span text:style-name="Source_20_Text">$ root@aws:~# wget -O - https://cipi.sh/go.sh | bash </text:span></text:p>
        </text:list-item>
      </text:list>
      <text:h text:style-name="Heading_20_5" text:outline-level="5">Via Composer (Laravel Project)</text:h>
      <text:p text:style-name="Text_20_body">Cipi is a Laravel based project so you can install it in any virtualhost (shared or not shared) using Composer: </text:p>
      <text:list xml:id="list895135361" text:style-name="L5">
        <text:list-item>
          <text:p text:style-name="P26"><text:soft-page-break/>Run <text:span text:style-name="Source_20_Text">composer create-project andreapollastri/cipi &lt;your-folder&gt;</text:span> </text:p>
        </text:list-item>
        <text:list-item>
          <text:p text:style-name="P26">Copy <text:span text:style-name="T1">.env.example</text:span> file in <text:span text:style-name="T1">.env</text:span> and compile your DB and URL data </text:p>
        </text:list-item>
        <text:list-item>
          <text:p text:style-name="P26">Run <text:span text:style-name="Source_20_Text">php artisan key:generate</text:span> </text:p>
        </text:list-item>
        <text:list-item>
          <text:p text:style-name="P26">Run <text:span text:style-name="Source_20_Text">php artisan config:cache</text:span> </text:p>
        </text:list-item>
        <text:list-item>
          <text:p text:style-name="P26">Run <text:span text:style-name="Source_20_Text">php artisan view:cache</text:span> </text:p>
        </text:list-item>
        <text:list-item>
          <text:p text:style-name="P8">Run <text:span text:style-name="Source_20_Text">php artisan migrate --seed</text:span> </text:p>
        </text:list-item>
      </text:list>
      <text:h text:style-name="Heading_20_4" text:outline-level="4">Note </text:h>
      <text:p text:style-name="Text_20_body">Cipi has to be online to work remotely with its clients servers.</text:p>
      <text:h text:style-name="Heading_20_2" text:outline-level="2">Security Tips</text:h>
      <text:p text:style-name="Text_20_body">Default Cipi username and password are: <text:span text:style-name="T1">admin@admin.com</text:span> / <text:span text:style-name="T1">12345678</text:span>.<text:line-break/>After first login, you could change them into "settings" area. </text:p>
      <text:p text:style-name="P21">Into Settings Area is possible setup an STMP account useful to receive passoword recovery mails too. </text:p>
      <text:p text:style-name="P21">Another useful tip to keep safe your Cipi Panel, is to let it works under an SSL protocol. </text:p>
      <text:p text:style-name="Text_20_body">If you installed Cipi via Autoinstall script you can obtain a free SSL certificate following these steps: </text:p>
      <text:list xml:id="list811137145" text:style-name="L6">
        <text:list-item>
          <text:p text:style-name="P27">Configure a domain/subdomain A DNS record to your Cipi VPS IP </text:p>
        </text:list-item>
        <text:list-item>
          <text:p text:style-name="P27">Login as suder user into Cipi VPS (<text:span text:style-name="T1">cipi</text:span> default user) </text:p>
        </text:list-item>
        <text:list-item>
          <text:p text:style-name="P27">Run <text:span text:style-name="Source_20_Text">sudo nano /etc/nginx/sites-enabled/default</text:span> </text:p>
        </text:list-item>
        <text:list-item>
          <text:p text:style-name="P27">Add <text:span text:style-name="Source_20_Text">server_name &lt;your-domain/subdomain&gt;</text:span> directive into "<text:span text:style-name="T1">server</text:span>" group </text:p>
        </text:list-item>
        <text:list-item>
          <text:p text:style-name="P27">Run <text:span text:style-name="Source_20_Text">sudo systemctl restart nginx.service</text:span> </text:p>
        </text:list-item>
        <text:list-item>
          <text:p text:style-name="P27">Run <text:span text:style-name="Source_20_Text">sudo certbot --nginx -d &lt;your-domain/subdomain&gt; --non-interactive --agree-tos --register-unsafely-without-email</text:span> </text:p>
        </text:list-item>
        <text:list-item>
          <text:p text:style-name="P27">Run <text:span text:style-name="Source_20_Text">sudo systemctl restart nginx.service</text:span> </text:p>
        </text:list-item>
        <text:list-item>
          <text:p text:style-name="P27">Run <text:span text:style-name="Source_20_Text">sudo nano /var/www/html/.env</text:span> </text:p>
        </text:list-item>
        <text:list-item>
          <text:p text:style-name="P27">Change <text:span text:style-name="T1">APP_URL=</text:span> variable content with your <text:span text:style-name="T1">https://your-domain/subdomain</text:span> </text:p>
        </text:list-item>
        <text:list-item>
          <text:p text:style-name="P27">Run <text:span text:style-name="Source_20_Text">cd /var/www/html/</text:span> </text:p>
        </text:list-item>
        <text:list-item>
          <text:p text:style-name="P9">Run <text:span text:style-name="Source_20_Text">php artisan config:cache</text:span> </text:p>
        </text:list-item>
      </text:list>
      <text:h text:style-name="Heading_20_1" text:outline-level="1">Dashboard</text:h>
      <text:p text:style-name="Text_20_body">Cipi Dashboard is for viewing your installed servers status. The summary page will display in real-time: </text:p>
      <text:list xml:id="list139413031" text:style-name="L7">
        <text:list-item>
          <text:p text:style-name="P28">Server Name </text:p>
        </text:list-item>
        <text:list-item>
          <text:p text:style-name="P28">Server Apps number </text:p>
        </text:list-item>
        <text:list-item>
          <text:p text:style-name="P28">Server CPU usage (in %) </text:p>
        </text:list-item>
        <text:list-item>
          <text:p text:style-name="P28">Server RAM usage (in %) </text:p>
        </text:list-item>
        <text:list-item>
          <text:p text:style-name="P28">Server HDD usage (in %) </text:p>
        </text:list-item>
        <text:list-item>
          <text:p text:style-name="P10">Server Ping (On-line / Not on-line) </text:p>
        </text:list-item>
      </text:list>
      <text:h text:style-name="Heading_20_1" text:outline-level="1"><text:soft-page-break/>Servers</text:h>
      <text:p text:style-name="Text_20_body">Servers area is for viewing your servers list, manage their "cipi" user password, create new server or delete one of them.<text:line-break/>The page will display: </text:p>
      <text:list xml:id="list377082369" text:style-name="L8">
        <text:list-item>
          <text:p text:style-name="P29">Server Name </text:p>
        </text:list-item>
        <text:list-item>
          <text:p text:style-name="P29">Server IP </text:p>
        </text:list-item>
        <text:list-item>
          <text:p text:style-name="P29">Server Provider </text:p>
        </text:list-item>
        <text:list-item>
          <text:p text:style-name="P29">Server Location </text:p>
        </text:list-item>
        <text:list-item>
          <text:p text:style-name="P11">Server Action (Reset cipi user and Destroy server) </text:p>
        </text:list-item>
      </text:list>
      <text:p text:style-name="Text_20_body">You can rename any server name or change any server IP clicking on edit icons: </text:p>
      <text:h text:style-name="Heading_20_2" text:outline-level="2">Deploy Server</text:h>
      <text:p text:style-name="P50">To deploy a server, click on button:</text:p>
      <text:p text:style-name="P50">and fill the form with these data: </text:p>
      <table:table table:name="Tabela2" table:style-name="Tabela2">
        <table:table-column table:style-name="Tabela2.A"/>
        <table:table-column table:style-name="Tabela2.B"/>
        <table:table-row>
          <table:table-cell table:style-name="Tabela2.A1" office:value-type="string">
            <text:p text:style-name="Table_20_Heading"><text:a xlink:type="simple" xlink:href="https://cipi.sh/docs/#" text:style-name="Internet_20_link" text:visited-style-name="Visited_20_Internet_20_Link">Name</text:a></text:p>
          </table:table-cell>
          <table:table-cell table:style-name="Tabela2.A1" office:value-type="string">
            <text:p text:style-name="Table_20_Contents">The name of Server (e.g. "Production Server") </text:p>
          </table:table-cell>
        </table:table-row>
        <table:table-row>
          <table:table-cell table:style-name="Tabela2.A1" office:value-type="string">
            <text:p text:style-name="Table_20_Heading"><text:a xlink:type="simple" xlink:href="https://cipi.sh/docs/#" text:style-name="Internet_20_link" text:visited-style-name="Visited_20_Internet_20_Link">IP</text:a></text:p>
          </table:table-cell>
          <table:table-cell table:style-name="Tabela2.A1" office:value-type="string">
            <text:p text:style-name="Table_20_Contents">The IP of the Server (IPv4 not IPv6) </text:p>
          </table:table-cell>
        </table:table-row>
        <table:table-row>
          <table:table-cell table:style-name="Tabela2.A1" office:value-type="string">
            <text:p text:style-name="Table_20_Heading"><text:a xlink:type="simple" xlink:href="https://cipi.sh/docs/#" text:style-name="Internet_20_link" text:visited-style-name="Visited_20_Internet_20_Link">Provider</text:a></text:p>
          </table:table-cell>
          <table:table-cell table:style-name="Tabela2.A1" office:value-type="string">
            <text:p text:style-name="Table_20_Contents">Server Provider (e.g. "Digital Ocean")</text:p>
          </table:table-cell>
        </table:table-row>
        <table:table-row>
          <table:table-cell table:style-name="Tabela2.A1" office:value-type="string">
            <text:p text:style-name="Table_20_Heading"><text:a xlink:type="simple" xlink:href="https://cipi.sh/docs/#" text:style-name="Internet_20_link" text:visited-style-name="Visited_20_Internet_20_Link">Location</text:a></text:p>
          </table:table-cell>
          <table:table-cell table:style-name="Tabela2.A1" office:value-type="string">
            <text:p text:style-name="Table_20_Contents">Server location (e.g. "Amsterdam DC3") </text:p>
          </table:table-cell>
        </table:table-row>
      </table:table>
      <text:p text:style-name="P51">Submiting the form, a new server will appears into servers list through a button as this: <text:line-break/>Click the "red button" and follow the procedure that will appears into a modal window: </text:p>
      <text:p text:style-name="P21"><text:soft-page-break/><draw:frame draw:style-name="fr1" draw:name="Figura1" text:anchor-type="as-char" svg:width="71.385cm" svg:height="38.285cm" draw:z-index="0"><draw:image xlink:href="Pictures/1000000000000A8A000005A7E2BE0DC7EE287026.png" xlink:type="simple" xlink:show="embed" xlink:actuate="onLoad" loext:mime-type="image/png"/></draw:frame><text:s/></text:p>
      <text:p text:style-name="Text_20_body"><text:soft-page-break/>At the end of installation process, Cipi will show some password that you have to conserve.<text:line-break/>Server is now ready to be used into Cipi Cloud Control Panel. </text:p>
      <text:h text:style-name="Heading_20_2" text:outline-level="2">Reset main user</text:h>
      <text:p text:style-name="Text_20_body">For security reasons, Cipi disables "root" SSH access but generate a new "cipi" sudo main user into your server to let you to login into it and to grant root access using "sudo su" or "sudo -s" (in AWS) commands.<text:line-break/>To reset "cipi" user password, click on the key icon: </text:p>
      <text:p text:style-name="Text_20_body">of the desidered server and confirm reset action. </text:p>
      <text:h text:style-name="Heading_20_2" text:outline-level="2">Restart Services</text:h>
      <text:p text:style-name="Text_20_body">With "Servers" list you can click on a specific server name and enter into its applications list.<text:line-break/>At the end of this page you can find five buttons useful, if you need, to restart services: </text:p>
      <text:list xml:id="list2285009842" text:style-name="L9">
        <text:list-item>
          <text:p text:style-name="P30">nginx </text:p>
        </text:list-item>
        <text:list-item>
          <text:p text:style-name="P30">PHP </text:p>
        </text:list-item>
        <text:list-item>
          <text:p text:style-name="P30">MySql </text:p>
        </text:list-item>
        <text:list-item>
          <text:p text:style-name="P30">Redis </text:p>
        </text:list-item>
        <text:list-item>
          <text:p text:style-name="P12">Supervisor </text:p>
        </text:list-item>
      </text:list>
      <text:h text:style-name="Heading_20_2" text:outline-level="2">Destroy a server</text:h>
      <text:p text:style-name="Text_20_body">To destroy a server you have just to click the trash icon: </text:p>
      <text:p text:style-name="Text_20_body">of the desidered server and confirm destroy action.</text:p>
      <text:h text:style-name="Heading_20_1" text:outline-level="1">Applications</text:h>
      <text:p text:style-name="Text_20_body">An application is your website/webapp consisting of files that will be used for functionality and display purposes.<text:line-break/>With Cipi, every Application is separated from each other because each app contains its own settings, database, permissions and PHP-FPM pool. This method allows to each user to be secure and protected in its own right. If one of your websites is compromised, the others would be completely safe. </text:p>
      <text:p text:style-name="Text_20_body">Applications area is for viewing your applications list, require SSL certificates on main app domain, create new Application or delete one of them. The page will display: </text:p>
      <text:list xml:id="list1051315947" text:style-name="L10">
        <text:list-item>
          <text:p text:style-name="P31">Application (main) Domain </text:p>
        </text:list-item>
        <text:list-item>
          <text:p text:style-name="P31">Application Server </text:p>
        </text:list-item>
        <text:list-item>
          <text:p text:style-name="P31">Application User </text:p>
        </text:list-item>
        <text:list-item>
          <text:p text:style-name="P31">Application (document root) Path </text:p>
        </text:list-item>
        <text:list-item>
          <text:p text:style-name="P31">Application PHP Version </text:p>
        </text:list-item>
        <text:list-item>
          <text:p text:style-name="P31">Application Aliases Number </text:p>
        </text:list-item>
        <text:list-item>
          <text:p text:style-name="P13">Application Action (Domain SSL and Destroy Application) </text:p>
        </text:list-item>
      </text:list>
      <text:h text:style-name="Heading_20_2" text:outline-level="2"><text:soft-page-break/>Create an application</text:h>
      <text:p text:style-name="P50">To create an application, click on button:</text:p>
      <text:p text:style-name="P50">and fill the form with these data: </text:p>
      <table:table table:name="Tabela3" table:style-name="Tabela3">
        <table:table-column table:style-name="Tabela3.A"/>
        <table:table-column table:style-name="Tabela3.B"/>
        <table:table-row>
          <table:table-cell table:style-name="Tabela3.A1" office:value-type="string">
            <text:p text:style-name="Table_20_Heading"><text:a xlink:type="simple" xlink:href="https://cipi.sh/docs/#" text:style-name="Internet_20_link" text:visited-style-name="Visited_20_Internet_20_Link">Domain</text:a></text:p>
          </table:table-cell>
          <table:table-cell table:style-name="Tabela3.A1" office:value-type="string">
            <text:p text:style-name="Table_20_Contents">The main application domain (e.g. <text:span text:style-name="T1">domain.ltd</text:span> or <text:span text:style-name="T1">subdomain.domain.ltd</text:span>) </text:p>
          </table:table-cell>
        </table:table-row>
        <table:table-row>
          <table:table-cell table:style-name="Tabela3.A1" office:value-type="string">
            <text:p text:style-name="Table_20_Heading"><text:a xlink:type="simple" xlink:href="https://cipi.sh/docs/#" text:style-name="Internet_20_link" text:visited-style-name="Visited_20_Internet_20_Link">Server</text:a></text:p>
          </table:table-cell>
          <table:table-cell table:style-name="Tabela3.A1" office:value-type="string">
            <text:p text:style-name="Table_20_Contents">Destination Server </text:p>
          </table:table-cell>
        </table:table-row>
        <table:table-row>
          <table:table-cell table:style-name="Tabela3.A1" office:value-type="string">
            <text:p text:style-name="Table_20_Heading"><text:a xlink:type="simple" xlink:href="https://cipi.sh/docs/#" text:style-name="Internet_20_link" text:visited-style-name="Visited_20_Internet_20_Link">Basepath</text:a></text:p>
          </table:table-cell>
          <table:table-cell table:style-name="Tabela3.A1" office:value-type="string">
            <text:p text:style-name="Table_20_Contents">Entrypoint of Document Root (e.g. "public" in Laravel Applications)</text:p>
          </table:table-cell>
        </table:table-row>
        <table:table-row>
          <table:table-cell table:style-name="Tabela3.A1" office:value-type="string">
            <text:p text:style-name="Table_20_Heading"><text:a xlink:type="simple" xlink:href="https://cipi.sh/docs/#" text:style-name="Internet_20_link" text:visited-style-name="Visited_20_Internet_20_Link">PHP</text:a></text:p>
          </table:table-cell>
          <table:table-cell table:style-name="Tabela3.A1" office:value-type="string">
            <text:p text:style-name="Table_20_Contents">PHP Version (7.2, 7.3 or 7.4) </text:p>
          </table:table-cell>
        </table:table-row>
      </table:table>
      <text:p text:style-name="Text_20_body">At the end you will receive a summary with SFTP/SSH and database credentials useful to manage your new Application. </text:p>
      <text:h text:style-name="Heading_20_2" text:outline-level="2">Get an SSL Certificate</text:h>
      <text:p text:style-name="Text_20_body">In Applications list you can require a main domain SSL free certificate just clicking on lock icon: </text:p>
      <text:p text:style-name="Text_20_body">of desidered application and waiting for a "green check" response. Before require a certificate, double check that the domain / subdomain DNS are setted on application server IP and that there is not any proxy in the middle (such as Cloudflare proxy for e.g. because of Let's Encrypt requires DNS validation). You can use Cloudflare or other proxy after Let's Encrypt DNS validation or you can directly use SSL certificate provided by WAF/CDN service (such as Cloudflare cert). </text:p>
      <text:h text:style-name="Heading_20_2" text:outline-level="2">Customize nginx</text:h>
      <text:p text:style-name="Text_20_body">You can customize every Application nginx configuration: </text:p>
      <text:list xml:id="list1631091954" text:style-name="L11">
        <text:list-item>
          <text:p text:style-name="P32">Run <text:span text:style-name="Source_20_Text">ssh root@&lt;server-ip&gt;</text:span> </text:p>
        </text:list-item>
        <text:list-item>
          <text:p text:style-name="P32">Run <text:span text:style-name="Source_20_Text">sudo nano /etc/nginx/cipi/&lt;app-user&gt;.conf</text:span> </text:p>
        </text:list-item>
        <text:list-item>
          <text:p text:style-name="P32">Edit your custom configuration </text:p>
        </text:list-item>
        <text:list-item>
          <text:p text:style-name="P14">Run <text:span text:style-name="Source_20_Text">sudo systemctl restart nginx.service</text:span> </text:p>
        </text:list-item>
      </text:list>
      <text:h text:style-name="Heading_20_2" text:outline-level="2">Connect a GIT</text:h>
      <text:p text:style-name="Text_20_body">With Cipi connect a private or public Github repository to your account is very easy! </text:p>
      <text:list xml:id="list4266297250" text:style-name="L12">
        <text:list-item>
          <text:p text:style-name="P33">Run <text:span text:style-name="Source_20_Text">ssh &lt;app-user&gt;@&lt;server-ip&gt;</text:span> </text:p>
        </text:list-item>
      </text:list>
      <text:list xml:id="list1120613900" text:style-name="L13">
        <text:list-item>
          <text:p text:style-name="P34">Run <text:span text:style-name="Source_20_Text">rm -rf /home/&lt;app-user&gt;/web</text:span> (all application web contents will be delete) </text:p>
        </text:list-item>
      </text:list>
      <text:list xml:id="list347194050" text:style-name="L14">
        <text:list-item>
          <text:p text:style-name="P35">Copy <text:span text:style-name="T1">/home/&lt;app-user&gt;/git/deploy.pub</text:span> into <text:a xlink:type="simple" xlink:href="https://github.com/settings/keys" office:target-frame-name="_blank" xlink:show="new" text:style-name="Internet_20_link" text:visited-style-name="Visited_20_Internet_20_Link">Github SSH Keys</text:a> </text:p>
        </text:list-item>
      </text:list>
      <text:list xml:id="list316137505" text:style-name="L15">
        <text:list-item>
          <text:p text:style-name="P36">Run <text:span text:style-name="Source_20_Text">nano /home/&lt;app-user&gt;/git/deploy.sh</text:span> </text:p>
        </text:list-item>
      </text:list>
      <text:list xml:id="list2313633237" text:style-name="L16">
        <text:list-item>
          <text:p text:style-name="P37">Edit your Git repository name, branch and optional post deploy scripts </text:p>
        </text:list-item>
      </text:list>
      <text:list xml:id="list654889820" text:style-name="L17">
        <text:list-item>
          <text:p text:style-name="P38">Run <text:span text:style-name="Source_20_Text">sh /home/&lt;app-user&gt;/git/deploy.sh</text:span> to deploy Git on your server </text:p>
        </text:list-item>
      </text:list>
      <text:list xml:id="list4286087596" text:style-name="L18">
        <text:list-item>
          <text:p text:style-name="P15">You can create a PHP webhook (git ignored) into your /web folder with command with exec commant to deploy.sh </text:p>
        </text:list-item>
      </text:list>
      <text:h text:style-name="Heading_20_2" text:outline-level="2">Redis Configuration</text:h>
      <text:p text:style-name="Text_20_body">Redis is available in every Applications using: </text:p>
      <table:table table:name="Tabela4" table:style-name="Tabela4">
        <table:table-column table:style-name="Tabela4.A"/>
        <table:table-column table:style-name="Tabela4.B"/>
        <text:soft-page-break/>
        <table:table-row>
          <table:table-cell table:style-name="Tabela4.A1" office:value-type="string">
            <text:p text:style-name="Table_20_Heading"><text:a xlink:type="simple" xlink:href="https://cipi.sh/docs/#" text:style-name="Internet_20_link" text:visited-style-name="Visited_20_Internet_20_Link">Host</text:a></text:p>
          </table:table-cell>
          <table:table-cell table:style-name="Tabela4.A1" office:value-type="string">
            <text:p text:style-name="Table_20_Contents">127.0.0.1</text:p>
          </table:table-cell>
        </table:table-row>
        <table:table-row>
          <table:table-cell table:style-name="Tabela4.A1" office:value-type="string">
            <text:p text:style-name="Table_20_Heading"><text:a xlink:type="simple" xlink:href="https://cipi.sh/docs/#" text:style-name="Internet_20_link" text:visited-style-name="Visited_20_Internet_20_Link">Port</text:a></text:p>
          </table:table-cell>
          <table:table-cell table:style-name="Tabela4.A1" office:value-type="string">
            <text:p text:style-name="Table_20_Contents">6379 </text:p>
          </table:table-cell>
        </table:table-row>
        <table:table-row>
          <table:table-cell table:style-name="Tabela4.A1" office:value-type="string">
            <text:p text:style-name="Table_20_Heading"><text:a xlink:type="simple" xlink:href="https://cipi.sh/docs/#" text:style-name="Internet_20_link" text:visited-style-name="Visited_20_Internet_20_Link">Auth</text:a></text:p>
          </table:table-cell>
          <table:table-cell table:style-name="Tabela4.A1" office:value-type="string">
            <text:p text:style-name="P2">No password</text:p>
          </table:table-cell>
        </table:table-row>
      </table:table>
      <text:h text:style-name="Heading_20_2" text:outline-level="2">Supervisor</text:h>
      <text:p text:style-name="Text_20_body">To manage Supervisor configuration: </text:p>
      <text:list xml:id="list1481265465" text:style-name="L19">
        <text:list-item>
          <text:p text:style-name="P39">Run <text:span text:style-name="Source_20_Text">ssh root@&lt;server-ip&gt;</text:span> </text:p>
        </text:list-item>
        <text:list-item>
          <text:p text:style-name="P39">Run <text:span text:style-name="Source_20_Text">sudo nano /etc/supervisor/supervisord.conf</text:span> </text:p>
        </text:list-item>
        <text:list-item>
          <text:p text:style-name="P39">Edit your custom configuration </text:p>
        </text:list-item>
        <text:list-item>
          <text:p text:style-name="P16">Run <text:span text:style-name="Source_20_Text">sudo service supervisor restart</text:span> </text:p>
        </text:list-item>
      </text:list>
      <text:h text:style-name="Heading_20_2" text:outline-level="2">Cron Jobs</text:h>
      <text:p text:style-name="Text_20_body">You can manage cron job SSHing into your server: </text:p>
      <text:list xml:id="list3803709610" text:style-name="L20">
        <text:list-item>
          <text:p text:style-name="P40">Run <text:span text:style-name="Source_20_Text">ssh &lt;app-user&gt;@&lt;server-ip&gt;</text:span> </text:p>
        </text:list-item>
        <text:list-item>
          <text:p text:style-name="P40">Run <text:span text:style-name="Source_20_Text">crontab -e</text:span> </text:p>
        </text:list-item>
        <text:list-item>
          <text:p text:style-name="P17">Edit your crons </text:p>
        </text:list-item>
      </text:list>
      <text:p text:style-name="Text_20_body">Take care that you application is running into <text:span text:style-name="T1">/home/&lt;app-user&gt;/web</text:span> directory. </text:p>
      <text:h text:style-name="Heading_20_2" text:outline-level="2">Local backups</text:h>
      <text:p text:style-name="Text_20_body">With Cipi you can quickly backup your application file system and database: </text:p>
      <text:list xml:id="list1085405337" text:style-name="L21">
        <text:list-item>
          <text:p text:style-name="P41">Run <text:span text:style-name="Source_20_Text">ssh &lt;app-user&gt;@&lt;server-ip&gt;</text:span> </text:p>
        </text:list-item>
      </text:list>
      <text:list xml:id="list895043607" text:style-name="L22">
        <text:list-item>
          <text:p text:style-name="P42">Run <text:span text:style-name="Source_20_Text">nano /home/&lt;app-user&gt;/bks/db.sh</text:span> </text:p>
        </text:list-item>
      </text:list>
      <text:list xml:id="list4164548188" text:style-name="L23">
        <text:list-item>
          <text:p text:style-name="P43">Edit your database informations and set backup retain days </text:p>
        </text:list-item>
      </text:list>
      <text:list xml:id="list2598337072" text:style-name="L24">
        <text:list-item>
          <text:p text:style-name="P44">Run <text:span text:style-name="Source_20_Text">nano /home/&lt;app-user&gt;/bks/fs.sh</text:span> </text:p>
        </text:list-item>
      </text:list>
      <text:list xml:id="list2535870856" text:style-name="L25">
        <text:list-item>
          <text:p text:style-name="P45">Set backup retain days </text:p>
        </text:list-item>
      </text:list>
      <text:list xml:id="list3465852984" text:style-name="L26">
        <text:list-item>
          <text:p text:style-name="P46">Run <text:span text:style-name="Source_20_Text">sh /home/&lt;app-user&gt;/bks/db.sh</text:span> to dump your Application database </text:p>
        </text:list-item>
      </text:list>
      <text:list xml:id="list1862224501" text:style-name="L27">
        <text:list-item>
          <text:p text:style-name="P47">Run <text:span text:style-name="Source_20_Text">sh /home/&lt;app-user&gt;/bks/fs.sh</text:span> to backup your <text:span text:style-name="T1">web</text:span> directory </text:p>
        </text:list-item>
      </text:list>
      <text:list xml:id="list2090621796" text:style-name="L28">
        <text:list-item>
          <text:p text:style-name="P18">Backups are avalable into /bks subdirs. You can use a cron to automate backups </text:p>
        </text:list-item>
      </text:list>
      <text:h text:style-name="Heading_20_2" text:outline-level="2">s3 backups</text:h>
      <text:p text:style-name="Text_20_body">This function will coming soon...</text:p>
      <text:h text:style-name="Heading_20_2" text:outline-level="2">Destroy an application</text:h>
      <text:p text:style-name="Text_20_body">To destroy an application you have just to click the trash icon: </text:p>
      <text:p text:style-name="Text_20_body">of the desidered application and confirm destroy action.</text:p>
      <text:h text:style-name="Heading_20_1" text:outline-level="1"><text:soft-page-break/>Aliases</text:h>
      <text:p text:style-name="Text_20_body">With Cipi you can manage Applications domains alises (such as www.domain.ltd as alias of domain.ltd). This function is useful for multitenant applications too (e.g. it.domain.ltd, en.domain.ltd or user1.domain.ltd, user2.domain.ltd). </text:p>
      <text:p text:style-name="Text_20_body">Alias area is for viewing your aliases list, require SSL certificates on alias domain, create new Alias or delete one of them. The page will display: </text:p>
      <text:list xml:id="list1304183107" text:style-name="L29">
        <text:list-item>
          <text:p text:style-name="P48">Alias Domain </text:p>
        </text:list-item>
        <text:list-item>
          <text:p text:style-name="P48">Application (main) Domain </text:p>
        </text:list-item>
        <text:list-item>
          <text:p text:style-name="P48">Application Server </text:p>
        </text:list-item>
        <text:list-item>
          <text:p text:style-name="P48">Application User </text:p>
        </text:list-item>
        <text:list-item>
          <text:p text:style-name="P19">Alias Action (Domain SSL and Destroy Alias) </text:p>
        </text:list-item>
      </text:list>
      <text:h text:style-name="Heading_20_2" text:outline-level="2">Create an alias</text:h>
      <text:p text:style-name="P50">To create an alias, click on button:</text:p>
      <text:p text:style-name="P50">and fill the form with these data: </text:p>
      <table:table table:name="Tabela5" table:style-name="Tabela5">
        <table:table-column table:style-name="Tabela5.A"/>
        <table:table-column table:style-name="Tabela5.B"/>
        <table:table-row>
          <table:table-cell table:style-name="Tabela5.A1" office:value-type="string">
            <text:p text:style-name="Table_20_Heading"><text:a xlink:type="simple" xlink:href="https://cipi.sh/docs/#" text:style-name="Internet_20_link" text:visited-style-name="Visited_20_Internet_20_Link">Domain</text:a></text:p>
          </table:table-cell>
          <table:table-cell table:style-name="Tabela5.A1" office:value-type="string">
            <text:p text:style-name="Table_20_Contents">e.g. <text:span text:style-name="T1">www.domain.ltd</text:span> </text:p>
          </table:table-cell>
        </table:table-row>
        <table:table-row>
          <table:table-cell table:style-name="Tabela5.A1" office:value-type="string">
            <text:p text:style-name="Table_20_Heading"><text:a xlink:type="simple" xlink:href="https://cipi.sh/docs/#" text:style-name="Internet_20_link" text:visited-style-name="Visited_20_Internet_20_Link">Application</text:a></text:p>
          </table:table-cell>
          <table:table-cell table:style-name="Tabela5.A1" office:value-type="string">
            <text:p text:style-name="Table_20_Contents">Choose Application to connect</text:p>
          </table:table-cell>
        </table:table-row>
      </table:table>
      <text:h text:style-name="Heading_20_2" text:outline-level="2">Get an SSL Certificate</text:h>
      <text:p text:style-name="Text_20_body">In Alises list you can require a domain SSL free certificate just clicking on lock icon: </text:p>
      <text:p text:style-name="Text_20_body">of desidered alias and waiting for a "green check" response. Before require a certificate, double check that the domain / subdomain DNS are setted on application server IP and that there is not any proxy in the middle (such as Cloudflare proxy for e.g. because of Let's Encrypt requires DNS validation). You can use Cloudflare or other proxy after Let's Encrypt DNS validation or you can directly use SSL certificate provided by WAF/CDN service (such as Cloudflare cert). No worry to work with Cipi proxed by Cloudflare! </text:p>
      <text:h text:style-name="Heading_20_2" text:outline-level="2">Destroy an alias</text:h>
      <text:p text:style-name="Text_20_body">To destroy an alias you have just to click the trash icon: </text:p>
      <text:p text:style-name="Text_20_body">of the desidered alias and confirm destroy action.</text:p>
      <text:h text:style-name="Heading_20_1" text:outline-level="1">Users</text:h>
      <text:p text:style-name="Text_20_body">Users area shows a list of Applications Users with their basic information and the reset user password button (key icon: </text:p>
      <text:p text:style-name="Text_20_body">). </text:p>
      <text:h text:style-name="Heading_20_1" text:outline-level="1"><text:soft-page-break/>Databases</text:h>
      <text:p text:style-name="Text_20_body">Databases area shows a list of Applications Dbs with their basic information, the reset db user password button (key icon: </text:p>
      <text:p text:style-name="Text_20_body">) and the phpmyadmin link button (table icon: </text:p>
      <text:p text:style-name="Text_20_body">). </text:p>
      <text:h text:style-name="Heading_20_1" text:outline-level="1">Settings</text:h>
      <text:h text:style-name="Heading_20_2" text:outline-level="2">Manage accout</text:h>
      <text:p text:style-name="Text_20_body">Into settings area you can update your login information (username and password).</text:p>
      <text:h text:style-name="Heading_20_2" text:outline-level="2">SMTP Setup</text:h>
      <text:p text:style-name="Text_20_body">Into settings area you can set a SMTP configuration useful to active "password recovery" function and other future Cipi implementations (such as Servers Monitor Alerts).</text:p>
      <text:h text:style-name="Heading_20_2" text:outline-level="2">Migrations</text:h>
      <text:p text:style-name="Text_20_body">With Cipi Import / Export function you can move your servers data from a Cipi installation to another with a simple click!<text:line-break/>This feature is active since Cipi v2.4.7 and let you to update Cipi core without losing/reconfig anything. </text:p>
      <text:h text:style-name="Heading_20_2" text:outline-level="2">API Key</text:h>
      <text:p text:style-name="Text_20_body">Cipi API are not ready yet. :/ </text:p>
      <text:h text:style-name="Heading_20_1" text:outline-level="1">API Guide</text:h>
      <text:p text:style-name="Text_20_body">Cipi API are not ready yet. :/ </text:p>
      <text:h text:style-name="Heading_20_1" text:outline-level="1">Support</text:h>
      <text:p text:style-name="Text_20_body">Cipi is an open-source software licensed under the MIT license and developed by <text:a xlink:type="simple" xlink:href="https://andreapollastri.dev/" office:target-frame-name="_blank" xlink:show="new" text:style-name="Internet_20_link" text:visited-style-name="Visited_20_Internet_20_Link"><text:span text:style-name="T2">Andrea Pollastri</text:span></text:a>.<text:line-break/>You can follow Cipi Project RoadMap <text:a xlink:type="simple" xlink:href="https://github.com/andreapollastri/cipi/projects" office:target-frame-name="_blank" xlink:show="new" text:style-name="Internet_20_link" text:visited-style-name="Visited_20_Internet_20_Link"><text:span text:style-name="T2">here</text:span></text:a>. If you have any issue with Cipi, please open an <text:a xlink:type="simple" xlink:href="https://github.com/andreapollastri/cipi/issues" office:target-frame-name="_blank" xlink:show="new" text:style-name="Internet_20_link" text:visited-style-name="Visited_20_Internet_20_Link"><text:span text:style-name="T2">issue on Github</text:span></text:a>.<text:line-break/>If you discover a security vulnerability within Cipi, please open an <text:a xlink:type="simple" xlink:href="https://github.com/andreapollastri/cipi/issues" office:target-frame-name="_blank" xlink:show="new" text:style-name="Internet_20_link" text:visited-style-name="Visited_20_Internet_20_Link"><text:span text:style-name="T2">issue on Github</text:span></text:a> or send an e-mail to <text:a xlink:type="simple" xlink:href="mailto:andrea@pollastri.dev" text:style-name="Internet_20_link" text:visited-style-name="Visited_20_Internet_20_Link"><text:span text:style-name="T2">andrea@pollastri.dev</text:span></text:a>. All security vulnerabilities will be promptly addressed. </text:p>
      <text:h text:style-name="Heading_20_1" text:outline-level="1">Credits</text:h>
      <text:p text:style-name="Text_20_body">Cipi was made by <text:a xlink:type="simple" xlink:href="https://andreapollastri.dev/" office:target-frame-name="_blank" xlink:show="new" text:style-name="Internet_20_link" text:visited-style-name="Visited_20_Internet_20_Link"><text:span text:style-name="T3">Andrea Pollastri</text:span></text:a> using: </text:p>
      <text:p text:style-name="P52"><text:soft-page-break/><text:a xlink:type="simple" xlink:href="https://laravel.com/" office:target-frame-name="_blank" xlink:show="new" text:style-name="Internet_20_link" text:visited-style-name="Visited_20_Internet_20_Link">Laravel</text:a>&amp; <text:a xlink:type="simple" xlink:href="https://getbootstrap.com/" office:target-frame-name="_blank" xlink:show="new" text:style-name="Internet_20_link" text:visited-style-name="Visited_20_Internet_20_Link">Bootstrap</text:a> </text:p>
      <text:p text:style-name="Text_20_body">A special thanks to: </text:p>
      <text:list xml:id="list2113837507" text:style-name="L30">
        <text:list-item>
          <text:p text:style-name="P49"><text:a xlink:type="simple" xlink:href="https://github.com/andreapollastri/cipi" office:target-frame-name="_blank" xlink:show="new" text:style-name="Internet_20_link" text:visited-style-name="Visited_20_Internet_20_Link">Cipi Github</text:a> Contributors and Community for feedbacks, pull requests, issues, sponsor, beers and support </text:p>
        </text:list-item>
        <text:list-item>
          <text:p text:style-name="P49"><text:a xlink:type="simple" xlink:href="https://digitalocean.com/" office:target-frame-name="_blank" xlink:show="new" text:style-name="Internet_20_link" text:visited-style-name="Visited_20_Internet_20_Link">Digital Ocean</text:a> for test VPSs </text:p>
        </text:list-item>
        <text:list-item>
          <text:p text:style-name="P49"><text:a xlink:type="simple" xlink:href="https://startbootstrap.com/themes/sb-admin-2/" office:target-frame-name="_blank" xlink:show="new" text:style-name="Internet_20_link" text:visited-style-name="Visited_20_Internet_20_Link">SB Admin 2</text:a> for Cipi Template </text:p>
        </text:list-item>
        <text:list-item>
          <text:p text:style-name="P49"><text:a xlink:type="simple" xlink:href="https://datatables.net/" office:target-frame-name="_blank" xlink:show="new" text:style-name="Internet_20_link" text:visited-style-name="Visited_20_Internet_20_Link">Datatables</text:a> for Cipi Tables </text:p>
        </text:list-item>
        <text:list-item>
          <text:p text:style-name="P49"><text:a xlink:type="simple" xlink:href="https://mrgkanev.eu/" office:target-frame-name="_blank" xlink:show="new" text:style-name="Internet_20_link" text:visited-style-name="Visited_20_Internet_20_Link">Gabriel Kanev</text:a> for cipi.sh website optimization </text:p>
        </text:list-item>
        <text:list-item>
          <text:p text:style-name="P20"><text:a xlink:type="simple" xlink:href="http://themes.3rdwavemedia.com/" office:target-frame-name="_blank" xlink:show="new" text:style-name="Internet_20_link" text:visited-style-name="Visited_20_Internet_20_Link">Xiaoying Riley</text:a> for Cipi Docs Template </text:p>
        </text:list-item>
      </text:list>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 style:font-family-complex="'Lohit Devanagari'" style:font-family-generic-complex="system" style:font-pitch-complex="variable" style:font-size-complex="10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0-09T21:01:02.139066513</meta:creation-date>
    <dc:date>2020-10-09T21:01:44.732279761</dc:date>
    <meta:editing-duration>PT44S</meta:editing-duration>
    <meta:editing-cycles>1</meta:editing-cycles>
    <meta:document-statistic meta:table-count="5" meta:image-count="1" meta:object-count="0" meta:page-count="11" meta:paragraph-count="283" meta:word-count="2299" meta:character-count="13908" meta:non-whitespace-character-count="11832"/>
    <meta:generator>LibreOffice/6.4.6.2$Linux_X86_64 LibreOffice_project/40$Build-2</meta:generator>
  </office:meta>
</office:document-meta>
</file>